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22in"/>
    </style:style>
    <style:style style:name="co3" style:family="table-column">
      <style:table-column-properties fo:break-before="auto" style:column-width="2.4035in"/>
    </style:style>
    <style:style style:name="co4" style:family="table-column">
      <style:table-column-properties fo:break-before="auto" style:column-width="2.8516in"/>
    </style:style>
    <style:style style:name="co5" style:family="table-column">
      <style:table-column-properties fo:break-before="auto" style:column-width="1.7043in"/>
    </style:style>
    <style:style style:name="co6" style:family="table-column">
      <style:table-column-properties fo:break-before="auto" style:column-width="2.872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1" office:value-type="string">
            <text:p>Name</text:p>
          </table:table-cell>
          <table:table-cell table:style-name="ce1" office:value-type="string">
            <text:p>Website</text:p>
          </table:table-cell>
          <table:table-cell table:style-name="ce1" office:value-type="string">
            <text:p>Email</text:p>
          </table:table-cell>
          <table:table-cell table:style-name="ce1" office:value-type="string">
            <text:p>Product</text:p>
          </table:table-cell>
          <table:table-cell table:style-name="ce1" office:value-type="string">
            <text:p>Revenue Model</text:p>
          </table:table-cell>
          <table:table-cell table:style-name="ce1" office:value-type="string">
            <text:p>Bio</text:p>
          </table:table-cell>
          <table:table-cell table:style-name="ce1" table:number-columns-repeated="1018"/>
        </table:table-row>
        <table:table-row table:style-name="ro1">
          <table:table-cell office:value-type="string">
            <text:p>Thomas Lessman</text:p>
          </table:table-cell>
          <table:table-cell office:value-type="string">
            <text:p>www.WorldHistoryMaps.info</text:p>
          </table:table-cell>
          <table:table-cell office:value-type="string">
            <text:p>talessman@worldhistorymaps.info</text:p>
          </table:table-cell>
          <table:table-cell office:value-type="string">
            <text:p>64 flat maps, mostly eastern hemisphere</text:p>
          </table:table-cell>
          <table:table-cell office:value-type="string">
            <text:p>Seva</text:p>
          </table:table-cell>
          <table:table-cell office:value-type="string">
            <text:p>Has family farm near Topeka, KS. <text:s/>TruckHenge and catfish farm. Amateur historian with almost 30 years of experience researching world history. I've had a passion for history ever since childhood, especially in designing historical maps.</text:p>
          </table:table-cell>
          <table:table-cell table:number-columns-repeated="1018"/>
        </table:table-row>
        <table:table-row table:style-name="ro1">
          <table:table-cell office:value-type="string">
            <text:p>Luis Múzquiz</text:p>
          </table:table-cell>
          <table:table-cell office:value-type="string">
            <text:p>geacron.com</text:p>
          </table:table-cell>
          <table:table-cell/>
          <table:table-cell office:value-type="string">
            <text:p>Software like voyc with more data, database of events and cities</text:p>
          </table:table-cell>
          <table:table-cell office:value-type="string">
            <text:p>Web ads, android and ios apps, startup funding</text:p>
          </table:table-cell>
          <table:table-cell office:value-type="string">
            <text:p>Based in Spain. Startup company with funding. Now has paid smartphone apps.</text:p>
          </table:table-cell>
          <table:table-cell table:number-columns-repeated="1018"/>
        </table:table-row>
        <table:table-row table:style-name="ro1">
          <table:table-cell/>
          <table:table-cell office:value-type="string">
            <text:p>omniatlas.com</text:p>
          </table:table-cell>
          <table:table-cell office:value-type="string">
            <text:p>rwestera@yahoo.com</text:p>
          </table:table-cell>
          <table:table-cell office:value-type="string">
            <text:p>flat maps, modern history+, multiple maps per year, six geo regions</text:p>
          </table:table-cell>
          <table:table-cell office:value-type="string">
            <text:p>Web ads, mugs and t-shirts</text:p>
          </table:table-cell>
          <table:table-cell office:value-type="string">
            <text:p>On facebook and twitter.</text:p>
          </table:table-cell>
          <table:table-cell table:number-columns-repeated="1018"/>
        </table:table-row>
        <table:table-row table:style-name="ro1">
          <table:table-cell office:value-type="string">
            <text:p>John Nelson</text:p>
          </table:table-cell>
          <table:table-cell office:value-type="string">
            <text:p>www.worldhistorymaps.com</text:p>
          </table:table-cell>
          <table:table-cell office:value-type="string">
            <text:p>jcn@worldhistorymaps.com</text:p>
          </table:table-cell>
          <table:table-cell office:value-type="string">
            <text:p>1 world map for every year</text:p>
          </table:table-cell>
          <table:table-cell office:value-type="string">
            <text:p>DVDs for sale</text:p>
          </table:table-cell>
          <table:table-cell office:value-type="string">
            <text:p>Received his BA Degree in History at the University of Minnesota, Morris in 1964. After service in the US Navy in Vietnam he worked at the Bureau of Engraving and Printing as a computer programmer for 25 years before retiring in 1997. Along the way he received an additional MA in History from St. Cloud State University and an MSTM in Computer Systems from American University. After retirement John founded World History Maps, Inc. to pursue further computer system and web site development projects. In this new capacity John developed a GIS for historical map data and wrote programs to create one map for every year in SVG format. In 2001 the first version of the Interactive Atlas of the World was released going back to the year 1000. Maps back to 500 BCE followed in 2003. An Interactive Atlas of North America since 1492 was also released in 2003. In 2005 he digressed some and published an Interactive Atlas of the American Civil war, featuring one map for every day of the war. John followed this with several books of Civil War Atlases. Finally in 2013 the Interactive Atlas of the World back to 3000 BCE was finished. The germ of this idea dates back to 1971, and an article by Sen Dou-Chang in the Annals of the Association of American Geographers. It has taken many years for the technology to evolve where it is possible to not only create these maps but distribute them as well.</text:p>
          </table:table-cell>
          <table:table-cell table:number-columns-repeated="1018"/>
        </table:table-row>
        <table:table-row table:style-name="ro2">
          <table:table-cell office:value-type="string">
            <text:p>Francis E. Lodge</text:p>
          </table:table-cell>
          <table:table-cell office:value-type="string">
            <text:p><text:a xlink:href="http://www.atlasofworldhistory.com/">www.atlasofworldhistory.com</text:a></text:p>
          </table:table-cell>
          <table:table-cell office:value-type="string">
            <text:p>FrankLodge@atlasofworldhistory.com</text:p>
          </table:table-cell>
          <table:table-cell office:value-type="string">
            <text:p>animated map, eastern hemisphere, 1 year resolution, stops at 1000 AD, with teacher materials</text:p>
          </table:table-cell>
          <table:table-cell office:value-type="string">
            <text:p>SBIR grant</text:p>
          </table:table-cell>
          <table:table-cell office:value-type="string">
            <text:p>Retired New Jersey high school teacher, began developing the atlas in 1985 and received U.S. Department of Education Small Business Innovation Research [SBIR] funding in 1997. He launched this website in 2002, added map animation in 2012.</text:p>
          </table:table-cell>
          <table:table-cell table:number-columns-repeated="1018"/>
        </table:table-row>
        <table:table-row table:style-name="ro1" table:number-rows-repeated="5">
          <table:table-cell table:number-columns-repeated="1024"/>
        </table:table-row>
        <table:table-row table:style-name="ro1">
          <table:table-cell/>
          <table:table-cell office:value-type="string">
            <text:p>http://en.wikipedia.org/wiki/Portal:Current_events</text:p>
          </table:table-cell>
          <table:table-cell/>
          <table:table-cell office:value-type="string">
            <text:p>Human-edited links to daily news stories. <text:s/>Ongoing stories maintained.</text:p>
          </table:table-cell>
          <table:table-cell table:number-columns-repeated="1020"/>
        </table:table-row>
        <table:table-row table:style-name="ro1" table:number-rows-repeated="6">
          <table:table-cell table:number-columns-repeated="1024"/>
        </table:table-row>
        <table:table-row table:style-name="ro1">
          <table:table-cell/>
          <table:table-cell office:value-type="string">
            <text:p>histoatlas.org</text:p>
          </table:table-cell>
          <table:table-cell/>
          <table:table-cell office:value-type="string">
            <text:p>Has map and timeline, but not synced. <text:s/>Map is not current only. <text:s/>Timeline has zoom, but data does not change per zoom level.</text:p>
          </table:table-cell>
          <table:table-cell table:number-columns-repeated="1020"/>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5">08/25/2014</text:date>, <text:time>12:08: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0M43S</meta:editing-duration>
    <meta:editing-cycles>17</meta:editing-cycles>
    <meta:generator>OpenOffice.org/3.4.1$Win32 OpenOffice.org_project/341m1$Build-9593</meta:generator>
    <dc:date>2014-08-25T12:08:24.89</dc:date>
    <meta:document-statistic meta:table-count="3" meta:cell-count="38" meta:object-count="0"/>
    <meta:user-defined meta:name="Info 1"/>
    <meta:user-defined meta:name="Info 2"/>
    <meta:user-defined meta:name="Info 3"/>
    <meta:user-defined meta:name="Info 4"/>
  </office:meta>
</office:document-meta>
</file>